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200000287DC5D6B5CED2C3AB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6.4929in" draw:z-index="0"><draw:image xlink:href="Pictures/10000201000002B200000287DC5D6B5CED2C3A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6T12:26:01.827130913</meta:creation-date>
    <dc:date>2022-10-16T12:26:40.334827559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6.1$Linux_X86_64 LibreOffice_project/30$Build-1</meta:generator>
  </office:meta>
</office:document-meta>
</file>